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draw:fill="solid" draw:fill-color="#000000" fo:min-height="21.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 fo:font-size="32pt" style:font-size-asian="32pt" style:font-size-complex="32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fo:font-size="48pt" style:text-underline-style="solid" style:text-underline-width="auto" style:text-underline-color="font-color" style:font-size-asian="48pt" style:font-size-complex="4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9.2cm" svg:height="21.6cm" svg:x="-1.2cm" svg:y="-0.6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I have to decide from among these job offers...</text:span></text:p>
              </text:list-item>
              <text:list-item>
                <text:p><text:span text:style-name="T1"/></text:p>
                <text:p><text:span text:style-name="T1"/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">I'm tired of cold weather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  <text:p><text:span text:style-name="T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1">I need a change of scenery..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list>
                  <text:list-item>
                    <text:list>
                      <text:list-header>
                        <text:p><text:span text:style-name="T2">Where should I move?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Ebel</meta:initial-creator>
    <meta:creation-date>2016-04-14T07:52:49</meta:creation-date>
    <meta:editing-duration>PT12M50S</meta:editing-duration>
    <meta:editing-cycles>6</meta:editing-cycles>
    <dc:date>2016-04-14T08:11:15</dc:date>
    <dc:creator>Ben Ebel</dc:creator>
    <meta:generator>OpenOffice/4.1.2$Unix OpenOffice.org_project/412m3$Build-9782</meta:generator>
    <meta:document-statistic meta:object-count="25"/>
  </office:meta>
</office:document-meta>
</file>